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p</mi>
            <mrow>
              <mo fence="true" stretchy="false">(</mo>
              <mrow>
                <mi>h</mi>
              </mrow>
              <mo fence="true" stretchy="false">)</mo>
            </mrow>
            <mrow>
              <mspace width="2em"/>
              <mo stretchy="false">=</mo>
              <mspace width="2em"/>
            </mrow>
            <mi mathvariant="normal">ρ</mi>
            <mspace width="0.5em"/>
            <mi>g</mi>
            <mspace width="0.5em"/>
            <mi>h</mi>
            <mspace width="2em"/>
            <mtext> ;</mtext>
          </mrow>
        </mtd>
      </mtr>
      <mtr>
        <mtd columnalign="right">
          <mrow>
            <mi mathvariant="normal">ρ</mi>
            <mrow>
              <mspace width="2em"/>
              <mo stretchy="false">=</mo>
              <mspace width="2em"/>
            </mrow>
            <mtext>Dichte des Fluids ; </mtext>
          </mrow>
        </mtd>
      </mtr>
      <mtr>
        <mtd>
          <mrow>
            <mi>g</mi>
            <mrow>
              <mspace width="2em"/>
              <mo stretchy="false">=</mo>
              <mspace width="2em"/>
            </mrow>
            <mtext>Schwerebeschleunigung ; </mtext>
            <mi>h</mi>
            <mrow>
              <mspace width="2em"/>
              <mo stretchy="false">=</mo>
              <mspace width="2em"/>
            </mrow>
            <mtext>Höhe der Fluidsäule</mtext>
          </mrow>
        </mtd>
      </mtr>
    </mtable>
    <annotation encoding="StarMath 5.0">p (h) ~=~ %irho ` g ` h ~ " ;" newline 
alignr %irho ~=~ "Dichte des Fluids ; " newline 
g~=~ "Schwerebeschleunigung ; " h ~=~ "Höhe der Fluidsäule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1:58:01.162000000</meta:creation-date>
    <dc:date>2015-03-18T12:04:24.069000000</dc:date>
    <meta:editing-duration>PT6M23S</meta:editing-duration>
    <meta:editing-cycles>1</meta:editing-cycles>
    <meta:generator>LibreOffice/4.3.4.1$Windows_x86 LibreOffice_project/bc356b2f991740509f321d70e4512a6a54c5f243</meta:generator>
  </office:meta>
</office:document-meta>
</file>